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Tahoma2" svg:font-family="Tahoma"/>
    <style:font-face style:name="Times New Roman1" svg:font-family="'Times New Roman', serif"/>
    <style:font-face style:name="TimesNewRomanPSMT" svg:font-family="TimesNewRomanPSMT" style:font-family-generic="roman"/>
    <style:font-face style:name="Arial1" svg:font-family="Arial" style:font-family-generic="swiss"/>
    <style:font-face style:name="Courier New1" svg:font-family="'Courier New'" style:font-family-generic="modern" style:font-pitch="fixed"/>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2" fo:font-size="10pt" fo:font-weight="normal" style:font-weight-asian="normal" style:font-weight-complex="normal"/>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150%"/>
      <style:text-properties style:font-name="Times New Roman" fo:font-size="12pt" style:font-name-asian="TimesNewRomanPSMT" style:font-size-asian="12pt" style:font-name-complex="TimesNewRomanPSMT" style:font-size-complex="12pt"/>
    </style:style>
    <style:style style:name="P5" style:family="paragraph" style:parent-style-name="Standard">
      <style:text-properties fo:color="#000000" fo:font-size="12pt" fo:font-weight="normal"/>
    </style:style>
    <style:style style:name="P6" style:family="paragraph" style:parent-style-name="Standard">
      <style:paragraph-properties fo:line-height="150%"/>
      <style:text-properties fo:color="#000000" fo:font-size="12pt" fo:font-weight="normal"/>
    </style:style>
    <style:style style:name="P7" style:family="paragraph" style:parent-style-name="Standard">
      <style:paragraph-properties fo:line-height="150%"/>
      <style:text-properties fo:color="#000000" style:font-name="Times New Roman" fo:font-size="12pt" fo:font-weight="normal" style:font-name-asian="TimesNewRomanPSMT" style:font-size-asian="12pt" style:font-name-complex="TimesNewRomanPSMT" style:font-size-complex="12pt"/>
    </style:style>
    <style:style style:name="P8" style:family="paragraph" style:parent-style-name="Standard">
      <style:paragraph-properties fo:line-height="150%"/>
      <style:text-properties fo:font-size="12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color="#000000"/>
    </style:style>
    <style:style style:name="P11" style:family="paragraph" style:parent-style-name="Preformatted_20_Text">
      <style:text-properties style:font-name="Times New Roman" fo:font-size="12pt" style:font-size-asian="12pt" style:font-size-complex="12pt"/>
    </style:style>
    <style:style style:name="P12" style:family="paragraph" style:parent-style-name="Preformatted_20_Text">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margin-top="0cm" fo:margin-bottom="0.499cm"/>
    </style:style>
    <style:style style:name="P14" style:family="paragraph" style:parent-style-name="Standard">
      <style:paragraph-properties fo:line-height="150%"/>
      <style:text-properties fo:color="#000000" fo:font-size="12pt" fo:font-weight="normal"/>
    </style:style>
    <style:style style:name="P15" style:family="paragraph" style:parent-style-name="Standard">
      <style:paragraph-properties fo:line-height="150%"/>
      <style:text-properties fo:color="#000000" style:font-name="Times New Roman" fo:font-size="12pt" fo:font-weight="normal" style:font-name-asian="TimesNewRomanPSMT" style:font-size-asian="12pt" style:font-name-complex="TimesNewRomanPSMT" style:font-size-complex="12pt"/>
    </style:style>
    <style:style style:name="P16" style:family="paragraph" style:parent-style-name="Standard">
      <style:paragraph-properties fo:line-height="150%"/>
      <style:text-properties fo:font-size="12pt"/>
    </style:style>
    <style:style style:name="T1" style:family="text">
      <style:text-properties style:font-name="Times New Roman1" fo:font-size="12pt"/>
    </style:style>
    <style:style style:name="T2" style:family="text">
      <style:text-properties fo:color="#000000" fo:font-weight="normal"/>
    </style:style>
    <style:style style:name="T3" style:family="text">
      <style:text-properties fo:color="#000000" style:font-name="Times New Roman" fo:font-weight="normal" style:font-name-asian="TimesNewRomanPSMT" style:font-size-asian="12pt" style:font-name-complex="TimesNewRomanPSM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style:font-name-asian="TimesNewRomanPSMT" style:font-size-asian="12pt" style:font-name-complex="TimesNewRomanPSMT" style:font-size-complex="12pt"/>
    </style:style>
    <style:style style:name="T6" style:family="text">
      <style:text-properties fo:color="#0099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SSGIS 2012 (Vortrag)</text:p>
      <text:p text:style-name="Standard"/>
      <text:p text:style-name="P1">Titel</text:p>
      <text:p text:style-name="P2"/>
      <text:p text:style-name="P9">SEXTANTE: geodata analysis for everyone</text:p>
      <text:p text:style-name="P3"><text:s/></text:p>
      <text:p text:style-name="P1"><text:span text:style-name="T1">Referent</text:span> </text:p>
      <text:p text:style-name="P1"/>
      <text:p text:style-name="P10">Ruth Schönbuchner &lt;<text:a xlink:type="simple" xlink:href="mailto:ruth.schoenbuchner@csgis.de">ruth.schoenbuchner@csgis.de</text:a>&gt;</text:p>
      <text:p text:style-name="Text_20_body"/>
      <text:p text:style-name="P1"><text:span text:style-name="T1">Kurzbeschreibung</text:span> </text:p>
      <text:p text:style-name="P5"/>
      <text:p text:style-name="P6">Sextante ist eine freie Bibliothek, die neben gvSIG CE auch unter jedem anderen Open Source Java-basierten GIS-System (uDig,OpenJump) oder propietärer Software wie ArcGIS verwendet werden kann. </text:p>
      <text:p text:style-name="P6">Durch die Anbindung von Grass GIS und SAGA bietet Sextante eine mächtige Toolbox <text:s/>mit <text:s/>mehr als 700 Funktionalitäten für die Vektor- und Rasterdatenverarbeitung.</text:p>
      <text:p text:style-name="P6">Im Jahr 2008 wurde die Ausführung von Geoprozessen durch die Integration eines Modelbuilders<text:span text:style-name="T6"> </text:span>sowie der batch-Processing-Methode vereinfacht. </text:p>
      <text:p text:style-name="P4">Für bestimmte Fragestellungen ist es oft notwendig, verschiedene Prozesse spezifisch zu</text:p>
      <text:p text:style-name="P4">kombinieren. Dafür wurde ein Modeller integriert, mit dem sich verschiedene Funktionalitäten</text:p>
      <text:p text:style-name="P7">durch einfache Prozessketten abbilden lassen.</text:p>
      <text:p text:style-name="P8"><text:span text:style-name="T5">Die Software ist sehr leicht bedienbar und mit einer Kontexthilfe, die eine sehr gute Hilfestellung bei der Arbeit mit Sextante bietet, ausgestattet. Ein eigener Videokanal bietet zudem zahlreiche Videos, die den korrekten Umgang mit der Software veranschaulichen. </text:span></text:p>
      <text:p text:style-name="P8"><text:span text:style-name="T2">Da in gvSIG CE keine Installation oder Konfiguration von Sextante durchgeführt werden muss, fällt der Umgang mit dieser Software sehr leicht. </text:span></text:p>
      <text:p text:style-name="P8"><text:span text:style-name="T3">Sextante wird in englischer </text:span><text:span text:style-name="T5">Sprache entwickelt, um das Projekt für jedermann zugänglich zu machen. </text:span></text:p>
      <text:p text:style-name="P7"><text:span text:style-name="T5">Eine kurze Live-Einführung der aktuellen Version sowie die Vorstellung der konkreten Web-Organisation des Projektes runden den Vortrag ab.</text:span></text:p>
      <text:p text:style-name="P7">Mehr Information über Sextante erhalten Sie durch den <text:s/>nachfolgenden Artikel: </text:p>
      <text:p text:style-name="P7">- Sextante - eine freie Java-Bibliothek zur Geodatenanalyse: GIS Business - Geoinformationstechnologie für die Praxis 4/2011- ISSN: 1869-9286 (http://csgis.de/joomla/images/stories/pdf/Sextante_GB.pdf)</text:p>
      <text:p text:style-name="P7"/>
      <text:p text:style-name="Standard">Ansprechpartner</text:p>
      <text:p text:style-name="P1"/>
      <text:p text:style-name="P12">CSGIS </text:p>
      <text:p text:style-name="P11"><text:soft-page-break/>José Canalejo &amp; Ruth Schönbuchner GbR</text:p>
      <text:p text:style-name="P11">Innere Wiener Straße 32</text:p>
      <text:p text:style-name="P11">D-81667 München</text:p>
      <text:p text:style-name="P11">Telf.:0049/(0)89 37415227</text:p>
      <text:p text:style-name="P11">Mobil:0049/(0)178 6931412</text:p>
      <text:p text:style-name="P11">Fax: 0049/(0)8323 986407</text:p>
      <text:p text:style-name="Preformatted_20_Text"><text:a xlink:type="simple" xlink:href="mailto:Email:ruth.schoenbuchner@csgis.de"><text:span text:style-name="T4">Email:ruth.schoenbuchner@csgis.de</text:span></text:a></text:p>
      <text:p text:style-name="P13"><text:span text:style-name="T4">Web: </text:span><text:a xlink:type="simple" xlink:href="http://www.csgis.de/"><text:span text:style-name="T4">http://www.csgis.de</text:span></text:a><text:span text:style-name="T4"> </text:spa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Tahoma2" svg:font-family="Tahoma"/>
    <style:font-face style:name="Times New Roman1" svg:font-family="'Times New Roman', serif"/>
    <style:font-face style:name="TimesNewRomanPSMT" svg:font-family="TimesNewRomanPSMT" style:font-family-generic="roman"/>
    <style:font-face style:name="Arial1" svg:font-family="Arial" style:font-family-generic="swiss"/>
    <style:font-face style:name="Courier New1" svg:font-family="'Courier New'" style:font-family-generic="modern" style:font-pitch="fixed"/>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Predeterminado_7e_LT_7e_Gliederung_20_1" style:display-name="Predeterminado~LT~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Gliederung_20_2" style:display-name="Predeterminado~LT~Gliederung 2" style:family="paragraph" style:parent-style-name="Predeterminado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Predeterminado_7e_LT_7e_Untertitel" style:display-name="Predeterminado~LT~Untertitel" style:family="paragraph">
      <style:paragraph-properties fo:margin-left="0cm" fo:margin-right="0cm" fo:margin-top="0.282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Notizen" style:display-name="Predeterminado~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Gliederung_20_2" style:display-name="Gliederung 2" style:family="paragraph" style:parent-style-name="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21pt" style:font-size-asian="21pt" style:font-size-complex="21pt"/>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size="10pt" style:font-name-asian="Courier New" style:font-size-asian="10pt" style:font-name-complex="Courier New"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reformatted"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Bottom_20_of_20_Form" style:display-name="Bottom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Top_20_of_20_Form" style:display-name="Top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Sample" style:family="paragraph">
      <style:paragraph-properties style:text-autospace="none"/>
      <style:text-properties style:font-name="Courier New" style:font-name-asian="Courier New" style:font-name-complex="Courier New"/>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 fo:font-size="10pt" style:font-name-asian="Courier New" style:font-size-asian="10pt" style:font-name-complex="Courier New"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Definitonsterm" style:family="paragraph">
      <style:paragraph-properties style:text-autospace="none"/>
    </style:style>
    <style:style style:name="Definitionsliste" style:family="paragraph">
      <style:paragraph-properties fo:margin-left="1.12cm" fo:margin-right="0cm" fo:text-indent="0cm" style:auto-text-indent="false" style:text-autospace="none"/>
    </style:style>
    <style:style style:name="Adresse" style:family="paragraph">
      <style:paragraph-properties style:text-autospace="none"/>
      <style:text-properties fo:font-style="italic" style:font-style-asian="italic" style:font-style-complex="italic"/>
    </style:style>
    <style:style style:name="Betonung" style:family="paragraph">
      <style:paragraph-properties style:text-autospace="none"/>
      <style:text-properties fo:font-style="italic" style:text-underline-style="none" style:font-style-asian="italic" style:font-style-complex="italic"/>
    </style:style>
    <style:style style:name="Besuchter_20_Hyperlink" style:display-name="Besuchter Hyperlink" style:family="paragraph">
      <style:paragraph-properties style:text-autospace="none"/>
      <style:text-properties fo:color="#800080" style:text-underline-style="solid" style:text-underline-width="auto" style:text-underline-color="font-color"/>
    </style:style>
    <style:style style:name="Tastatur"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Vorformatiert"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z-Formularende"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z-Formularbeginn"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Beispiel" style:family="paragraph">
      <style:paragraph-properties style:text-autospace="none"/>
      <style:text-properties style:font-name="Courier New" style:font-name-asian="Courier New" style:font-name-complex="Courier New"/>
    </style:style>
    <style:style style:name="Max." style:family="paragraph">
      <style:paragraph-properties style:text-autospace="none"/>
      <style:text-properties fo:font-weight="bold" style:font-weight-asian="bold" style:font-weight-complex="bold"/>
    </style:style>
    <style:style style:name="Schreibmaschine" style:family="paragraph">
      <style:paragraph-properties style:text-autospace="none"/>
      <style:text-properties style:font-name="Courier New" fo:font-size="10pt" style:font-name-asian="Courier New" style:font-size-asian="10pt" style:font-name-complex="Courier New" style:font-size-complex="10pt"/>
    </style:style>
    <style:style style:name="Variabel" style:family="paragraph">
      <style:paragraph-properties style:text-autospace="none"/>
      <style:text-properties fo:font-style="italic" style:font-style-asian="italic" style:font-style-complex="italic"/>
    </style:style>
    <style:style style:name="HTML-Code" style:family="paragraph">
      <style:paragraph-properties style:text-autospace="none"/>
      <style:text-properties fo:color="#ff0000"/>
    </style:style>
    <style:style style:name="Kommentar" style:family="paragraph">
      <style:paragraph-properties style:text-autospace="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j c</meta:initial-creator>
    <meta:creation-date>2008-02-20T17:43:10</meta:creation-date>
    <dc:date>2011-12-09T14:03:54.73</dc:date>
    <dc:language>de-DE</dc:language>
    <meta:editing-cycles>57</meta:editing-cycles>
    <meta:editing-duration>PT04H09M46S</meta:editing-duration>
    <meta:document-statistic meta:table-count="0" meta:image-count="0" meta:object-count="0" meta:page-count="2" meta:paragraph-count="30" meta:word-count="250" meta:character-count="2012"/>
    <dc:creator>Ruth Schönbuchner</dc:creator>
    <meta:user-defined meta:name="Info 1"/>
    <meta:user-defined meta:name="Info 2"/>
    <meta:user-defined meta:name="Info 3"/>
    <meta:user-defined meta:name="Info 4"/>
  </office:meta>
</office:document-meta>
</file>